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ans" fo:font-weight="normal" officeooo:rsid="001bb036" officeooo:paragraph-rsid="001bb036" style:font-weight-asian="normal" style:font-weight-complex="normal"/>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rsid="001bb036" officeooo:paragraph-rsid="001bb036"/>
    </style:style>
    <style:style style:name="P4" style:family="paragraph" style:parent-style-name="Standard">
      <style:text-properties style:font-name="Liberation Sans"/>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ktenzeichen: <text:span text:style-name="T1">77 XI 201/25</text:span></text:p>
      <text:p text:style-name="P2"/>
      <text:p text:style-name="P2">Sehr geehrte Damen und Herren,</text:p>
      <text:p text:style-name="P2">derzeit befinde ich mich in einem neuen und sehr herausfordernden Lebensabschnitt. Aufgrund einer Trennung war ich gezwungen, mir eine neue Wohnung zu suchen. Diese habe ich inzwischen gefunden, jedoch ist damit eine erhebliche finanzielle Belastung verbunden: Neben einer hohen Kaution muss ich ab Mai auch die monatliche Miete für die neue Wohnung aufbringen.</text:p>
      <text:p text:style-name="P2">Abgesehen von dem Ihnen bereits vorliegenden Einkommen verfüge ich über keine weiteren Einkünfte. Für keines meiner drei Kinder erhalte ich derzeit Kindergeld, wie Sie auch den beigefügten Kontoauszügen entnehmen können.</text:p>
      <text:p text:style-name="P2">Zusätzlich bin ich zurzeit in einem zweiten Beschäftigungsverhältnis als Reinigungskraft tätig. Dieses Arbeitsverhältnis ist jedoch befristet auf sechs Monate, und es ist ungewiss, ob es darüber hinaus fortgeführt wird.</text:p>
      <text:p text:style-name="P2">Das zweite von mir angegebene Konto ist ein Sparkonto. Da hierfür keine regulären Kontoauszüge zur Verfügung stehen, habe ich einen Screenshot aus meiner Online-Banking-App beigefügt, um Ihnen dennoch einen Überblick über den Kontostand zu geben.</text:p>
      <text:p text:style-name="P2">In Anbetracht meiner derzeitigen finanziellen und persönlichen Lage bin ich dringend auf Ihre Unterstützung angewiesen – insbesondere im Hinblick auf die Übernahme der Anwaltskosten.</text:p>
      <text:p text:style-name="P3">Abschließend möchte ich Sie darum bitten, wenn möglich, die weitere Korrespondenz ausschließlich per E-Mail zu führen, da mein Ehemann sich mir gegenüber missbräuchlich verhält und von diesem Schriftverkehr keine Kenntnis erlangen soll. Bitte verwenden Sie, wenn dies möglich ist, folgende E-Mail-Adresse: <text:span text:style-name="Strong_20_Emphasis">ue.toptas@freenet.de</text:span></text:p>
      <text:p text:style-name="P2">Für Ihre Prüfung und Ihr Verständnis danke ich Ihnen im Voraus.</text:p>
      <text:p text:style-name="P2"/>
      <text:p text:style-name="P2">Mit freundlichen Grüßen</text:p>
      <text:p text:style-name="P3">Ümmühan Topta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12:46:26.520653022</meta:creation-date>
    <meta:print-date>2025-04-20T12:56:21.744729463</meta:print-date>
    <dc:date>2025-04-20T13:37:14.330296023</dc:date>
    <meta:editing-duration>PT38M56S</meta:editing-duration>
    <meta:editing-cycles>1</meta:editing-cycles>
    <meta:document-statistic meta:table-count="0" meta:image-count="0" meta:object-count="0" meta:page-count="1" meta:paragraph-count="11" meta:word-count="237" meta:character-count="1710" meta:non-whitespace-character-count="1483"/>
    <meta:generator>LibreOffice/24.8.5.2$Linux_X86_64 LibreOffice_project/480$Build-2</meta:generator>
  </office:meta>
</office:document-meta>
</file>